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542in" style:rel-column-width="1230*"/>
    </style:style>
    <style:style style:name="Table1.B" style:family="table-column">
      <style:table-column-properties style:column-width="3.1049in" style:rel-column-width="4472*"/>
    </style:style>
    <style:style style:name="Table1.C" style:family="table-column">
      <style:table-column-properties style:column-width="2.9667in" style:rel-column-width="4273*"/>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4" style:family="table-row">
      <style:table-row-properties style:min-row-height="0.8875in"/>
    </style:style>
    <style:style style:name="Table3" style:family="table">
      <style:table-properties style:width="6.925in" table:align="margins"/>
    </style:style>
    <style:style style:name="Table3.A" style:family="table-column">
      <style:table-column-properties style:column-width="0.8535in" style:rel-column-width="1229*"/>
    </style:style>
    <style:style style:name="Table3.B" style:family="table-column">
      <style:table-column-properties style:column-width="3.6764in" style:rel-column-width="5296*"/>
    </style:style>
    <style:style style:name="Table3.C" style:family="table-column">
      <style:table-column-properties style:column-width="2.3951in" style:rel-column-width="3450*"/>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0.8542in" style:rel-column-width="1230*"/>
    </style:style>
    <style:style style:name="Table2.B" style:family="table-column">
      <style:table-column-properties style:column-width="4.016in" style:rel-column-width="5785*"/>
    </style:style>
    <style:style style:name="Table2.C" style:family="table-column">
      <style:table-column-properties style:column-width="2.0549in" style:rel-column-width="2960*"/>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a30a5c"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146ed8c" style:font-size-asian="10pt" style:font-size-complex="10pt"/>
    </style:style>
    <style:style style:name="P14" style:family="paragraph" style:parent-style-name="Table_20_Contents">
      <style:text-properties fo:font-size="10pt" officeooo:rsid="0145a94a" officeooo:paragraph-rsid="0146ed8c" style:font-size-asian="10pt" style:font-size-complex="10pt"/>
    </style:style>
    <style:style style:name="P15" style:family="paragraph" style:parent-style-name="Table_20_Contents">
      <style:text-properties fo:font-size="10pt" officeooo:rsid="00af4646" officeooo:paragraph-rsid="0143ae18" style:font-size-asian="10pt" style:font-size-complex="10pt"/>
    </style:style>
    <style:style style:name="P16" style:family="paragraph" style:parent-style-name="Table_20_Contents">
      <style:text-properties fo:font-size="10pt" officeooo:rsid="00b3ea44" officeooo:paragraph-rsid="014415b9" style:font-size-asian="10pt" style:font-size-complex="10pt"/>
    </style:style>
    <style:style style:name="P17" style:family="paragraph" style:parent-style-name="Table_20_Contents">
      <style:text-properties fo:font-size="10pt" officeooo:rsid="00b6508e" officeooo:paragraph-rsid="014415b9"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1d248" style:font-size-asian="10pt" style:font-size-complex="10pt"/>
    </style:style>
    <style:style style:name="P20" style:family="paragraph" style:parent-style-name="Table_20_Contents">
      <style:text-properties fo:font-size="10pt" officeooo:rsid="01184fab" officeooo:paragraph-rsid="011be9ac" style:font-size-asian="10pt" style:font-size-complex="10pt"/>
    </style:style>
    <style:style style:name="P21" style:family="paragraph" style:parent-style-name="Table_20_Contents">
      <style:text-properties fo:font-size="9.10000038146973pt" officeooo:rsid="00024cf3" officeooo:paragraph-rsid="007d5687" style:font-size-asian="9.10000038146973pt" style:font-size-complex="9.10000038146973pt"/>
    </style:style>
    <style:style style:name="P22" style:family="paragraph" style:parent-style-name="Table_20_Contents">
      <style:text-properties fo:font-size="11.5pt" officeooo:rsid="011575f1" officeooo:paragraph-rsid="011575f1" style:font-size-asian="11.5pt" style:font-size-complex="11.5pt"/>
    </style:style>
    <style:style style:name="P23"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4" style:family="paragraph" style:parent-style-name="Table_20_Contents">
      <style:text-properties fo:font-size="11.5pt" officeooo:rsid="007e354e" officeooo:paragraph-rsid="007e354e" style:font-size-asian="11.5pt" style:font-size-complex="11.5pt"/>
    </style:style>
    <style:style style:name="P2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6" style:family="paragraph" style:parent-style-name="Table_20_Contents">
      <style:text-properties fo:font-size="10pt" officeooo:rsid="0023825d" officeooo:paragraph-rsid="0023825d" style:font-size-asian="10pt" style:font-size-complex="10pt"/>
    </style:style>
    <style:style style:name="P27" style:family="paragraph" style:parent-style-name="Table_20_Contents">
      <style:text-properties fo:font-size="10pt" officeooo:rsid="01184fab" officeooo:paragraph-rsid="01184fab" style:font-size-asian="10pt" style:font-size-complex="10pt"/>
    </style:style>
    <style:style style:name="P28" style:family="paragraph" style:parent-style-name="Table_20_Contents">
      <style:text-properties fo:font-size="10pt" officeooo:rsid="011e4eda" officeooo:paragraph-rsid="011e4eda" style:font-size-asian="10pt" style:font-size-complex="10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text-properties fo:font-size="11pt" officeooo:rsid="0023825d" officeooo:paragraph-rsid="0023825d" style:font-size-asian="11pt" style:font-size-complex="11pt"/>
    </style:style>
    <style:style style:name="P31" style:family="paragraph" style:parent-style-name="Table_20_Contents">
      <style:text-properties fo:font-size="10pt" officeooo:rsid="00024cf3" officeooo:paragraph-rsid="011e4eda" style:font-size-asian="8.75pt" style:font-size-complex="10pt"/>
    </style:style>
    <style:style style:name="P32" style:family="paragraph" style:parent-style-name="Table_20_Contents">
      <style:text-properties fo:font-size="10pt" officeooo:rsid="00024cf3" officeooo:paragraph-rsid="01a35f92" style:font-size-asian="8.75pt" style:font-size-complex="10pt"/>
    </style:style>
    <style:style style:name="P33" style:family="paragraph" style:parent-style-name="Table_20_Contents">
      <style:text-properties fo:font-size="10pt" officeooo:rsid="013766c0" officeooo:paragraph-rsid="01144329" style:font-size-asian="8.75pt" style:font-size-complex="10pt"/>
    </style:style>
    <style:style style:name="P34" style:family="paragraph" style:parent-style-name="Table_20_Contents">
      <style:text-properties fo:font-size="10pt" officeooo:rsid="00024cf3" officeooo:paragraph-rsid="01144329" style:font-size-asian="8.75pt" style:font-size-complex="10pt"/>
    </style:style>
    <style:style style:name="P35" style:family="paragraph" style:parent-style-name="Table_20_Contents">
      <style:text-properties fo:font-size="10pt" officeooo:rsid="0023825d" officeooo:paragraph-rsid="011575f1" style:font-size-asian="10pt" style:font-size-complex="10pt"/>
    </style:style>
    <style:style style:name="P36" style:family="paragraph" style:parent-style-name="Table_20_Contents">
      <style:text-properties fo:font-size="11.5pt" officeooo:rsid="00024cf3" officeooo:paragraph-rsid="00024cf3" style:font-size-asian="11.5pt" style:font-size-complex="11.5pt"/>
    </style:style>
    <style:style style:name="P37"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8" style:family="paragraph" style:parent-style-name="Table_20_Contents">
      <style:text-properties fo:font-size="10pt" officeooo:rsid="00024cf3" officeooo:paragraph-rsid="00024cf3" style:font-size-asian="8.75pt" style:font-size-complex="10pt"/>
    </style:style>
    <style:style style:name="P39" style:family="paragraph" style:parent-style-name="Table_20_Contents">
      <style:text-properties fo:font-size="10pt" officeooo:rsid="002fbce5" officeooo:paragraph-rsid="00f00931" style:font-size-asian="10pt" style:font-size-complex="10pt"/>
    </style:style>
    <style:style style:name="P40" style:family="paragraph" style:parent-style-name="Table_20_Contents">
      <style:text-properties fo:font-size="11.5pt" officeooo:rsid="0078a5ec" officeooo:paragraph-rsid="0078a5ec" style:font-size-asian="10.0500001907349pt" style:font-size-complex="11.5pt"/>
    </style:style>
    <style:style style:name="P41"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42" style:family="paragraph" style:parent-style-name="Table_20_Contents">
      <style:text-properties fo:font-size="10pt" officeooo:rsid="002fbce5" officeooo:paragraph-rsid="0078a5ec" style:font-size-asian="10pt" style:font-size-complex="10pt"/>
    </style:style>
    <style:style style:name="P43" style:family="paragraph" style:parent-style-name="Table_20_Contents">
      <style:text-properties fo:font-size="10pt" officeooo:rsid="0078a5ec" officeooo:paragraph-rsid="0078a5ec" style:font-size-asian="10pt" style:font-size-complex="10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officeooo:rsid="0047a9a3" officeooo:paragraph-rsid="01995f10" style:font-size-asian="10pt" style:font-size-complex="10pt"/>
    </style:style>
    <style:style style:name="P47" style:family="paragraph" style:parent-style-name="Table_20_Contents">
      <style:text-properties fo:font-size="11.5pt" officeooo:rsid="0047a9a3" officeooo:paragraph-rsid="0047a9a3" style:font-size-asian="10.0500001907349pt" style:font-size-complex="11.5pt"/>
    </style:style>
    <style:style style:name="P48"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49" style:family="paragraph" style:parent-style-name="Table_20_Contents">
      <style:text-properties fo:font-size="10pt" officeooo:rsid="002fbce5" officeooo:paragraph-rsid="003e6b54" style:font-size-asian="10pt" style:font-size-complex="10pt"/>
    </style:style>
    <style:style style:name="P50" style:family="paragraph" style:parent-style-name="Table_20_Contents">
      <style:text-properties fo:font-size="10pt" officeooo:rsid="0047a9a3" officeooo:paragraph-rsid="0047a9a3" style:font-size-asian="8.75pt" style:font-size-complex="10pt"/>
    </style:style>
    <style:style style:name="P51" style:family="paragraph" style:parent-style-name="Table_20_Contents">
      <style:text-properties fo:font-size="10pt" officeooo:rsid="0048f24c" officeooo:paragraph-rsid="0048f24c" style:font-size-asian="8.75pt" style:font-size-complex="10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paragraph-properties fo:text-align="end" style:justify-single-word="false"/>
      <style:text-properties fo:font-size="11.5pt" officeooo:rsid="003e6b54" officeooo:paragraph-rsid="003e6b54" style:font-size-asian="11.5pt" style:font-size-complex="11.5pt"/>
    </style:style>
    <style:style style:name="P54" style:family="paragraph" style:parent-style-name="Table_20_Contents">
      <style:text-properties fo:font-size="10pt" officeooo:rsid="002fbce5" officeooo:paragraph-rsid="002fbce5" style:font-size-asian="10pt" style:font-size-complex="10pt"/>
    </style:style>
    <style:style style:name="P55" style:family="paragraph" style:parent-style-name="Table_20_Contents">
      <style:text-properties fo:font-size="10pt" officeooo:rsid="0074dfbb" officeooo:paragraph-rsid="0074dfbb" style:font-size-asian="10pt" style:font-size-complex="10pt"/>
    </style:style>
    <style:style style:name="P56" style:family="paragraph" style:parent-style-name="Table_20_Contents">
      <style:text-properties fo:font-size="11.5pt" officeooo:rsid="0035be0d" officeooo:paragraph-rsid="0035be0d" style:font-size-asian="10.0500001907349pt" style:font-size-complex="11.5pt"/>
    </style:style>
    <style:style style:name="P57"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8" style:family="paragraph" style:parent-style-name="Table_20_Contents">
      <style:text-properties fo:font-size="10pt" officeooo:rsid="002fbce5" officeooo:paragraph-rsid="002fbce5" style:font-size-asian="8.75pt" style:font-size-complex="10pt"/>
    </style:style>
    <style:style style:name="P59" style:family="paragraph" style:parent-style-name="Table_20_Contents">
      <style:text-properties fo:font-size="11.5pt" officeooo:rsid="0036bfae" officeooo:paragraph-rsid="0036bfae" style:font-size-asian="10.0500001907349pt" style:font-size-complex="11.5pt"/>
    </style:style>
    <style:style style:name="P60"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1" style:family="paragraph" style:parent-style-name="Table_20_Contents">
      <style:text-properties fo:font-size="9.69999980926514pt" officeooo:rsid="00024cf3" officeooo:paragraph-rsid="00024cf3" style:font-size-asian="9.69999980926514pt" style:font-size-complex="9.69999980926514pt"/>
    </style:style>
    <style:style style:name="P62" style:family="paragraph" style:parent-style-name="Table_20_Contents">
      <style:text-properties fo:font-size="11pt" officeooo:rsid="00041ec9" officeooo:paragraph-rsid="00041ec9" style:font-size-asian="9.60000038146973pt" style:font-size-complex="11pt"/>
    </style:style>
    <style:style style:name="P63" style:family="paragraph" style:parent-style-name="Table_20_Contents">
      <style:text-properties fo:font-size="10pt" officeooo:rsid="00041ec9" officeooo:paragraph-rsid="01df1bb5" style:font-size-asian="8.75pt" style:font-size-complex="10pt"/>
    </style:style>
    <style:style style:name="P64" style:family="paragraph" style:parent-style-name="Table_20_Contents">
      <style:text-properties fo:font-size="10pt" officeooo:rsid="00041ec9" officeooo:paragraph-rsid="00041ec9" style:font-size-asian="8.75pt" style:font-size-complex="10pt"/>
    </style:style>
    <style:style style:name="P65" style:family="paragraph" style:parent-style-name="Table_20_Contents">
      <style:text-properties fo:font-size="10pt" officeooo:rsid="01ded880" officeooo:paragraph-rsid="01fbad3b" style:font-size-asian="8.75pt" style:font-size-complex="10pt"/>
    </style:style>
    <style:style style:name="P66" style:family="paragraph" style:parent-style-name="Table_20_Contents">
      <style:text-properties fo:font-size="10pt" officeooo:rsid="00024cf3" officeooo:paragraph-rsid="00041ec9" style:font-size-asian="10pt" style:font-size-complex="10pt"/>
    </style:style>
    <style:style style:name="P67" style:family="paragraph" style:parent-style-name="Table_20_Contents">
      <style:text-properties fo:font-size="11.5pt" officeooo:rsid="00ca8d47" officeooo:paragraph-rsid="00ca8d47" style:font-size-asian="11.5pt" style:font-size-complex="11.5pt"/>
    </style:style>
    <style:style style:name="P68"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69" style:family="paragraph" style:parent-style-name="Table_20_Contents">
      <style:text-properties fo:font-size="11pt" officeooo:rsid="00cb32be" officeooo:paragraph-rsid="00cb32be" style:font-size-asian="11pt" style:font-size-complex="11pt"/>
    </style:style>
    <style:style style:name="P70"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1" style:family="paragraph" style:parent-style-name="Table_20_Contents">
      <style:text-properties officeooo:paragraph-rsid="00cb32be"/>
    </style:style>
    <style:style style:name="P72" style:family="paragraph" style:parent-style-name="Table_20_Contents">
      <style:text-properties fo:font-size="10pt" officeooo:rsid="00d7b810" officeooo:paragraph-rsid="00cb32be" style:font-size-asian="10pt" style:font-size-complex="10pt"/>
    </style:style>
    <style:style style:name="P73" style:family="paragraph" style:parent-style-name="Table_20_Contents">
      <style:text-properties fo:font-size="11.5pt" officeooo:rsid="00041ec9" officeooo:paragraph-rsid="00041ec9" style:font-size-asian="11.5pt" style:font-size-complex="11.5pt"/>
    </style:style>
    <style:style style:name="P74" style:family="paragraph" style:parent-style-name="Table_20_Contents">
      <style:text-properties fo:font-size="10pt" officeooo:rsid="00041ec9" officeooo:paragraph-rsid="00041ec9" style:font-size-asian="10pt" style:font-size-complex="10pt"/>
    </style:style>
    <style:style style:name="P75" style:family="paragraph" style:parent-style-name="Table_20_Contents">
      <style:text-properties fo:font-size="10pt" officeooo:rsid="00041ec9" officeooo:paragraph-rsid="0010a102" style:font-size-asian="8.75pt" style:font-size-complex="10pt"/>
    </style:style>
    <style:style style:name="P76" style:family="paragraph" style:parent-style-name="Table_20_Contents">
      <style:text-properties fo:font-size="10pt" officeooo:rsid="005a97d7" officeooo:paragraph-rsid="005a97d7" style:font-size-asian="8.75pt" style:font-size-complex="10pt"/>
    </style:style>
    <style:style style:name="P77" style:family="paragraph" style:parent-style-name="Table_20_Contents">
      <style:text-properties fo:font-size="10pt" officeooo:rsid="004f56f1" officeooo:paragraph-rsid="004f56f1" style:font-size-asian="10pt" style:font-size-complex="10pt"/>
    </style:style>
    <style:style style:name="P78" style:family="paragraph" style:parent-style-name="Table_20_Contents">
      <style:text-properties fo:font-size="10pt" officeooo:rsid="004f56f1" officeooo:paragraph-rsid="004f56f1" style:font-size-asian="8.75pt" style:font-size-complex="10pt"/>
    </style:style>
    <style:style style:name="P79" style:family="paragraph" style:parent-style-name="Standard">
      <style:text-properties officeooo:paragraph-rsid="00041ec9"/>
    </style:style>
    <style:style style:name="T1" style:family="text">
      <style:text-properties officeooo:rsid="000bc71e"/>
    </style:style>
    <style:style style:name="T2" style:family="text">
      <style:text-properties officeooo:rsid="01adc197"/>
    </style:style>
    <style:style style:name="T3" style:family="text">
      <style:text-properties officeooo:rsid="006ac51f"/>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pt" style:font-size-asian="10pt" style:font-size-complex="10pt"/>
    </style:style>
    <style:style style:name="T6" style:family="text">
      <style:text-properties officeooo:rsid="01b20c15"/>
    </style:style>
    <style:style style:name="T7" style:family="text">
      <style:text-properties officeooo:rsid="01b2696e"/>
    </style:style>
    <style:style style:name="T8" style:family="text">
      <style:text-properties officeooo:rsid="009349ed"/>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a0a8eb"/>
    </style:style>
    <style:style style:name="T13" style:family="text">
      <style:text-properties officeooo:rsid="00bd5715"/>
    </style:style>
    <style:style style:name="T14" style:family="text">
      <style:text-properties officeooo:rsid="00b02f6f"/>
    </style:style>
    <style:style style:name="T15" style:family="text">
      <style:text-properties officeooo:rsid="00b1e147"/>
    </style:style>
    <style:style style:name="T16" style:family="text">
      <style:text-properties officeooo:rsid="00be1f7a"/>
    </style:style>
    <style:style style:name="T17" style:family="text">
      <style:text-properties officeooo:rsid="00bbfee4"/>
    </style:style>
    <style:style style:name="T18" style:family="text">
      <style:text-properties fo:font-size="10pt" officeooo:rsid="00b6508e" style:font-size-asian="10pt" style:font-size-complex="10pt"/>
    </style:style>
    <style:style style:name="T19" style:family="text">
      <style:text-properties officeooo:rsid="00be85d9"/>
    </style:style>
    <style:style style:name="T20" style:family="text">
      <style:text-properties fo:font-size="10pt" officeooo:rsid="00af4646" style:font-size-asian="10pt" style:font-size-complex="10pt"/>
    </style:style>
    <style:style style:name="T21" style:family="text">
      <style:text-properties officeooo:rsid="01184fab"/>
    </style:style>
    <style:style style:name="T22" style:family="text">
      <style:text-properties officeooo:rsid="00c066c1"/>
    </style:style>
    <style:style style:name="T23" style:family="text">
      <style:text-properties officeooo:rsid="00c235de"/>
    </style:style>
    <style:style style:name="T24" style:family="text">
      <style:text-properties officeooo:rsid="00c3868e"/>
    </style:style>
    <style:style style:name="T25" style:family="text">
      <style:text-properties officeooo:rsid="011b1001"/>
    </style:style>
    <style:style style:name="T26" style:family="text">
      <style:text-properties officeooo:rsid="0027d82a"/>
    </style:style>
    <style:style style:name="T27" style:family="text">
      <style:text-properties officeooo:rsid="011575f1"/>
    </style:style>
    <style:style style:name="T28" style:family="text">
      <style:text-properties officeooo:rsid="021fc3b0"/>
    </style:style>
    <style:style style:name="T29" style:family="text">
      <style:text-properties officeooo:rsid="01b2d612"/>
    </style:style>
    <style:style style:name="T30" style:family="text">
      <style:text-properties officeooo:rsid="0116bb2f"/>
    </style:style>
    <style:style style:name="T31" style:family="text">
      <style:text-properties officeooo:rsid="01b2eafa"/>
    </style:style>
    <style:style style:name="T32" style:family="text">
      <style:text-properties officeooo:rsid="01b322e0"/>
    </style:style>
    <style:style style:name="T33" style:family="text">
      <style:text-properties officeooo:rsid="01476567"/>
    </style:style>
    <style:style style:name="T34" style:family="text">
      <style:text-properties officeooo:rsid="01c2abd4"/>
    </style:style>
    <style:style style:name="T35" style:family="text">
      <style:text-properties officeooo:rsid="01c3aab2"/>
    </style:style>
    <style:style style:name="T36" style:family="text">
      <style:text-properties officeooo:rsid="01c7566f"/>
    </style:style>
    <style:style style:name="T37" style:family="text">
      <style:text-properties officeooo:rsid="01cc7d99"/>
    </style:style>
    <style:style style:name="T38" style:family="text">
      <style:text-properties officeooo:rsid="0119a012"/>
    </style:style>
    <style:style style:name="T39" style:family="text">
      <style:text-properties officeooo:rsid="011e4eda"/>
    </style:style>
    <style:style style:name="T40" style:family="text">
      <style:text-properties officeooo:rsid="014b1996"/>
    </style:style>
    <style:style style:name="T41" style:family="text">
      <style:text-properties officeooo:rsid="01a9e3cc"/>
    </style:style>
    <style:style style:name="T42" style:family="text">
      <style:text-properties officeooo:rsid="014b52c9"/>
    </style:style>
    <style:style style:name="T43" style:family="text">
      <style:text-properties officeooo:rsid="01af17a1"/>
    </style:style>
    <style:style style:name="T44" style:family="text">
      <style:text-properties officeooo:rsid="01b5f95a"/>
    </style:style>
    <style:style style:name="T45" style:family="text">
      <style:text-properties officeooo:rsid="01b84b01"/>
    </style:style>
    <style:style style:name="T46" style:family="text">
      <style:text-properties officeooo:rsid="01b0ef0f"/>
    </style:style>
    <style:style style:name="T47" style:family="text">
      <style:text-properties officeooo:rsid="013a2848"/>
    </style:style>
    <style:style style:name="T48" style:family="text">
      <style:text-properties officeooo:rsid="01408d81"/>
    </style:style>
    <style:style style:name="T49" style:family="text">
      <style:text-properties officeooo:rsid="014e216d"/>
    </style:style>
    <style:style style:name="T50" style:family="text">
      <style:text-properties officeooo:rsid="01144329"/>
    </style:style>
    <style:style style:name="T51" style:family="text">
      <style:text-properties officeooo:rsid="01c91c9d"/>
    </style:style>
    <style:style style:name="T52" style:family="text">
      <style:text-properties officeooo:rsid="01ca9e75"/>
    </style:style>
    <style:style style:name="T53" style:family="text">
      <style:text-properties officeooo:rsid="01cc7e95"/>
    </style:style>
    <style:style style:name="T54" style:family="text">
      <style:text-properties officeooo:rsid="01c4028c"/>
    </style:style>
    <style:style style:name="T55" style:family="text">
      <style:text-properties officeooo:rsid="01ce7a64"/>
    </style:style>
    <style:style style:name="T56" style:family="text">
      <style:text-properties officeooo:rsid="01c7b1dd"/>
    </style:style>
    <style:style style:name="T57" style:family="text">
      <style:text-properties officeooo:rsid="01d037ae"/>
    </style:style>
    <style:style style:name="T58" style:family="text">
      <style:text-properties officeooo:rsid="011f9540"/>
    </style:style>
    <style:style style:name="T59" style:family="text">
      <style:text-properties officeooo:rsid="01205b7d"/>
    </style:style>
    <style:style style:name="T60" style:family="text">
      <style:text-properties officeooo:rsid="012300c0"/>
    </style:style>
    <style:style style:name="T61" style:family="text">
      <style:text-properties officeooo:rsid="019f951d"/>
    </style:style>
    <style:style style:name="T62" style:family="text">
      <style:text-properties officeooo:rsid="0124b605"/>
    </style:style>
    <style:style style:name="T63" style:family="text">
      <style:text-properties officeooo:rsid="0123c539"/>
    </style:style>
    <style:style style:name="T64" style:family="text">
      <style:text-properties officeooo:rsid="013766c0"/>
    </style:style>
    <style:style style:name="T65" style:family="text">
      <style:text-properties officeooo:rsid="000a8708"/>
    </style:style>
    <style:style style:name="T66" style:family="text">
      <style:text-properties officeooo:rsid="000e7a8b"/>
    </style:style>
    <style:style style:name="T67" style:family="text">
      <style:text-properties officeooo:rsid="00f052e3"/>
    </style:style>
    <style:style style:name="T68" style:family="text">
      <style:text-properties officeooo:rsid="00fe2f28"/>
    </style:style>
    <style:style style:name="T69" style:family="text">
      <style:text-properties officeooo:rsid="00fc81f8"/>
    </style:style>
    <style:style style:name="T70" style:family="text">
      <style:text-properties officeooo:rsid="00f28f79"/>
    </style:style>
    <style:style style:name="T71" style:family="text">
      <style:text-properties officeooo:rsid="00f3314a"/>
    </style:style>
    <style:style style:name="T72" style:family="text">
      <style:text-properties officeooo:rsid="00f7a794"/>
    </style:style>
    <style:style style:name="T73" style:family="text">
      <style:text-properties officeooo:rsid="00fb4e7b"/>
    </style:style>
    <style:style style:name="T74" style:family="text">
      <style:text-properties officeooo:rsid="00f997a3"/>
    </style:style>
    <style:style style:name="T75" style:family="text">
      <style:text-properties officeooo:rsid="00ffbfdf"/>
    </style:style>
    <style:style style:name="T76" style:family="text">
      <style:text-properties officeooo:rsid="0100720d"/>
    </style:style>
    <style:style style:name="T77" style:family="text">
      <style:text-properties officeooo:rsid="0102ba98"/>
    </style:style>
    <style:style style:name="T78" style:family="text">
      <style:text-properties officeooo:rsid="01051c83"/>
    </style:style>
    <style:style style:name="T79" style:family="text">
      <style:text-properties officeooo:rsid="01051c90"/>
    </style:style>
    <style:style style:name="T80" style:family="text">
      <style:text-properties officeooo:rsid="01485907"/>
    </style:style>
    <style:style style:name="T81" style:family="text">
      <style:text-properties officeooo:rsid="0149ba1c"/>
    </style:style>
    <style:style style:name="T82" style:family="text">
      <style:text-properties officeooo:rsid="0151e5a9"/>
    </style:style>
    <style:style style:name="T83" style:family="text">
      <style:text-properties officeooo:rsid="0153be46"/>
    </style:style>
    <style:style style:name="T84" style:family="text">
      <style:text-properties officeooo:rsid="0154f470"/>
    </style:style>
    <style:style style:name="T85" style:family="text">
      <style:text-properties officeooo:rsid="0156e0ca"/>
    </style:style>
    <style:style style:name="T86" style:family="text">
      <style:text-properties officeooo:rsid="0158962b"/>
    </style:style>
    <style:style style:name="T87" style:family="text">
      <style:text-properties officeooo:rsid="015a7ce7"/>
    </style:style>
    <style:style style:name="T88" style:family="text">
      <style:text-properties officeooo:rsid="015c8da9"/>
    </style:style>
    <style:style style:name="T89" style:family="text">
      <style:text-properties officeooo:rsid="015dd7d1"/>
    </style:style>
    <style:style style:name="T90" style:family="text">
      <style:text-properties officeooo:rsid="015e8635"/>
    </style:style>
    <style:style style:name="T91" style:family="text">
      <style:text-properties officeooo:rsid="0080de3a"/>
    </style:style>
    <style:style style:name="T92" style:family="text">
      <style:text-properties officeooo:rsid="015f3bd7"/>
    </style:style>
    <style:style style:name="T93" style:family="text">
      <style:text-properties officeooo:rsid="015faca5"/>
    </style:style>
    <style:style style:name="T94" style:family="text">
      <style:text-properties officeooo:rsid="01787655"/>
    </style:style>
    <style:style style:name="T95" style:family="text">
      <style:text-properties officeooo:rsid="01872b64"/>
    </style:style>
    <style:style style:name="T96" style:family="text">
      <style:text-properties officeooo:rsid="018d5315"/>
    </style:style>
    <style:style style:name="T97" style:family="text">
      <style:text-properties officeooo:rsid="018ce5f2"/>
    </style:style>
    <style:style style:name="T98" style:family="text">
      <style:text-properties officeooo:rsid="01995f10"/>
    </style:style>
    <style:style style:name="T99" style:family="text">
      <style:text-properties officeooo:rsid="0184d32e"/>
    </style:style>
    <style:style style:name="T100" style:family="text">
      <style:text-properties officeooo:rsid="01898d17"/>
    </style:style>
    <style:style style:name="T101" style:family="text">
      <style:text-properties officeooo:rsid="01864e14"/>
    </style:style>
    <style:style style:name="T102" style:family="text">
      <style:text-properties officeooo:rsid="018b1ea4"/>
    </style:style>
    <style:style style:name="T103" style:family="text">
      <style:text-properties officeooo:rsid="019e7da3"/>
    </style:style>
    <style:style style:name="T104" style:family="text">
      <style:text-properties officeooo:rsid="007a8ff9"/>
    </style:style>
    <style:style style:name="T105" style:family="text">
      <style:text-properties officeooo:rsid="019e059f"/>
    </style:style>
    <style:style style:name="T106" style:family="text">
      <style:text-properties officeooo:rsid="0193271b"/>
    </style:style>
    <style:style style:name="T107" style:family="text">
      <style:text-properties officeooo:rsid="019dabfd"/>
    </style:style>
    <style:style style:name="T108" style:family="text">
      <style:text-properties officeooo:rsid="0078a5ec"/>
    </style:style>
    <style:style style:name="T109" style:family="text">
      <style:text-properties officeooo:rsid="0074dfbb"/>
    </style:style>
    <style:style style:name="T110" style:family="text">
      <style:text-properties officeooo:rsid="0071fa57"/>
    </style:style>
    <style:style style:name="T111" style:family="text">
      <style:text-properties officeooo:rsid="00740ab0"/>
    </style:style>
    <style:style style:name="T112" style:family="text">
      <style:text-properties officeooo:rsid="022ff53e"/>
    </style:style>
    <style:style style:name="T113" style:family="text">
      <style:text-properties officeooo:rsid="0076d7e7"/>
    </style:style>
    <style:style style:name="T114" style:family="text">
      <style:text-properties officeooo:rsid="0071db7b"/>
    </style:style>
    <style:style style:name="T115" style:family="text">
      <style:text-properties officeooo:rsid="0229cb63"/>
    </style:style>
    <style:style style:name="T116" style:family="text">
      <style:text-properties officeooo:rsid="0038aa97"/>
    </style:style>
    <style:style style:name="T117" style:family="text">
      <style:text-properties officeooo:rsid="00399bfc"/>
    </style:style>
    <style:style style:name="T118" style:family="text">
      <style:text-properties officeooo:rsid="00041ec9"/>
    </style:style>
    <style:style style:name="T119" style:family="text">
      <style:text-properties officeooo:rsid="01d2062a"/>
    </style:style>
    <style:style style:name="T120" style:family="text">
      <style:text-properties officeooo:rsid="022e4d6f"/>
    </style:style>
    <style:style style:name="T121" style:family="text">
      <style:text-properties officeooo:rsid="01df1bb5"/>
    </style:style>
    <style:style style:name="T122" style:family="text">
      <style:text-properties officeooo:rsid="01db17d2"/>
    </style:style>
    <style:style style:name="T123" style:family="text">
      <style:text-properties officeooo:rsid="01e36748"/>
    </style:style>
    <style:style style:name="T124" style:family="text">
      <style:text-properties officeooo:rsid="01d62ffd"/>
    </style:style>
    <style:style style:name="T125" style:family="text">
      <style:text-properties officeooo:rsid="01e4059c"/>
    </style:style>
    <style:style style:name="T126" style:family="text">
      <style:text-properties officeooo:rsid="01ffe80a"/>
    </style:style>
    <style:style style:name="T127" style:family="text">
      <style:text-properties officeooo:rsid="020a0afe"/>
    </style:style>
    <style:style style:name="T128" style:family="text">
      <style:text-properties officeooo:rsid="02040119"/>
    </style:style>
    <style:style style:name="T129" style:family="text">
      <style:text-properties officeooo:rsid="020a95af"/>
    </style:style>
    <style:style style:name="T130" style:family="text">
      <style:text-properties officeooo:rsid="02059f6d"/>
    </style:style>
    <style:style style:name="T131" style:family="text">
      <style:text-properties officeooo:rsid="020c4ae8"/>
    </style:style>
    <style:style style:name="T132" style:family="text">
      <style:text-properties officeooo:rsid="020d3eed"/>
    </style:style>
    <style:style style:name="T133" style:family="text">
      <style:text-properties officeooo:rsid="020f3129"/>
    </style:style>
    <style:style style:name="T134" style:family="text">
      <style:text-properties officeooo:rsid="01f4e23a"/>
    </style:style>
    <style:style style:name="T135" style:family="text">
      <style:text-properties officeooo:rsid="01faedd9"/>
    </style:style>
    <style:style style:name="T136" style:family="text">
      <style:text-properties officeooo:rsid="01fd7540"/>
    </style:style>
    <style:style style:name="T137" style:family="text">
      <style:text-properties officeooo:rsid="01e8fe0e"/>
    </style:style>
    <style:style style:name="T138" style:family="text">
      <style:text-properties officeooo:rsid="01fbad3b"/>
    </style:style>
    <style:style style:name="T139" style:family="text">
      <style:text-properties officeooo:rsid="021a064d"/>
    </style:style>
    <style:style style:name="T140" style:family="text">
      <style:text-properties officeooo:rsid="01e9f667"/>
    </style:style>
    <style:style style:name="T141" style:family="text">
      <style:text-properties officeooo:rsid="01ef3642"/>
    </style:style>
    <style:style style:name="T142" style:family="text">
      <style:text-properties officeooo:rsid="01f0cdc2"/>
    </style:style>
    <style:style style:name="T143" style:family="text">
      <style:text-properties officeooo:rsid="01f578b7"/>
    </style:style>
    <style:style style:name="T144" style:family="text">
      <style:text-properties officeooo:rsid="01f2e6bc"/>
    </style:style>
    <style:style style:name="T145" style:family="text">
      <style:text-properties officeooo:rsid="01f13dad"/>
    </style:style>
    <style:style style:name="T146" style:family="text">
      <style:text-properties officeooo:rsid="01eb39f8"/>
    </style:style>
    <style:style style:name="T147" style:family="text">
      <style:text-properties officeooo:rsid="01ebdfbe"/>
    </style:style>
    <style:style style:name="T148" style:family="text">
      <style:text-properties officeooo:rsid="01edd299"/>
    </style:style>
    <style:style style:name="T149" style:family="text">
      <style:text-properties officeooo:rsid="00cb32be"/>
    </style:style>
    <style:style style:name="T150" style:family="text">
      <style:text-properties officeooo:rsid="00d5bd66"/>
    </style:style>
    <style:style style:name="T151" style:family="text">
      <style:text-properties fo:font-size="10pt" officeooo:rsid="00cb32be" style:font-size-asian="10pt" style:font-size-complex="10pt"/>
    </style:style>
    <style:style style:name="T152" style:family="text">
      <style:text-properties fo:font-size="10pt" officeooo:rsid="00cc6026" style:font-size-asian="10pt" style:font-size-complex="10pt"/>
    </style:style>
    <style:style style:name="T153" style:family="text">
      <style:text-properties fo:font-size="10pt" officeooo:rsid="00d0d345" style:font-size-asian="10pt" style:font-size-complex="10pt"/>
    </style:style>
    <style:style style:name="T154" style:family="text">
      <style:text-properties fo:font-size="10pt" officeooo:rsid="00d2943e" style:font-size-asian="10pt" style:font-size-complex="10pt"/>
    </style:style>
    <style:style style:name="T155" style:family="text">
      <style:text-properties fo:font-size="10pt" officeooo:rsid="00d457ab" style:font-size-asian="10pt" style:font-size-complex="10pt"/>
    </style:style>
    <style:style style:name="T156" style:family="text">
      <style:text-properties fo:font-size="10pt" officeooo:rsid="00d3dab9" style:font-size-asian="10pt" style:font-size-complex="10pt"/>
    </style:style>
    <style:style style:name="T157" style:family="text">
      <style:text-properties fo:font-size="10pt" officeooo:rsid="00e0456d" style:font-size-asian="10pt" style:font-size-complex="10pt"/>
    </style:style>
    <style:style style:name="T158" style:family="text">
      <style:text-properties fo:font-size="10pt" officeooo:rsid="00da8c83" style:font-size-asian="10pt" style:font-size-complex="10pt"/>
    </style:style>
    <style:style style:name="T159" style:family="text">
      <style:text-properties fo:font-size="10pt" officeooo:rsid="00dc1ed9" style:font-size-asian="10pt" style:font-size-complex="10pt"/>
    </style:style>
    <style:style style:name="T160" style:family="text">
      <style:text-properties fo:font-size="10pt" officeooo:rsid="00de50f7" style:font-size-asian="10pt" style:font-size-complex="10pt"/>
    </style:style>
    <style:style style:name="T161" style:family="text">
      <style:text-properties fo:font-size="10pt" officeooo:rsid="00d5bd66" style:font-size-asian="10pt" style:font-size-complex="10pt"/>
    </style:style>
    <style:style style:name="T162" style:family="text">
      <style:text-properties fo:font-size="10pt" officeooo:rsid="00d74312" style:font-size-asian="10pt" style:font-size-complex="10pt"/>
    </style:style>
    <style:style style:name="T163" style:family="text">
      <style:text-properties fo:font-size="10pt" officeooo:rsid="00d9f91b" style:font-size-asian="10pt" style:font-size-complex="10pt"/>
    </style:style>
    <style:style style:name="T164" style:family="text">
      <style:text-properties fo:font-size="10pt" officeooo:rsid="00e0f130" style:font-size-asian="10pt" style:font-size-complex="10pt"/>
    </style:style>
    <style:style style:name="T165" style:family="text">
      <style:text-properties fo:font-size="10pt" officeooo:rsid="00d771ff" style:font-size-asian="10pt" style:font-size-complex="10pt"/>
    </style:style>
    <style:style style:name="T166" style:family="text">
      <style:text-properties fo:font-size="10pt" officeooo:rsid="00d7b810" style:font-size-asian="10pt" style:font-size-complex="10pt"/>
    </style:style>
    <style:style style:name="T167" style:family="text">
      <style:text-properties fo:font-size="10pt" officeooo:rsid="022c5d95" style:font-size-asian="10pt" style:font-size-complex="10pt"/>
    </style:style>
    <style:style style:name="T168" style:family="text">
      <style:text-properties officeooo:rsid="004c3a55"/>
    </style:style>
    <style:style style:name="T169" style:family="text">
      <style:text-properties officeooo:rsid="0210ca32"/>
    </style:style>
    <style:style style:name="T170" style:family="text">
      <style:text-properties officeooo:rsid="0212368c"/>
    </style:style>
    <style:style style:name="T171" style:family="text">
      <style:text-properties officeooo:rsid="0216db95"/>
    </style:style>
    <style:style style:name="T172" style:family="text">
      <style:text-properties officeooo:rsid="02133f40"/>
    </style:style>
    <style:style style:name="T173" style:family="text">
      <style:text-properties officeooo:rsid="02182db6"/>
    </style:style>
    <style:style style:name="T174" style:family="text">
      <style:text-properties officeooo:rsid="000f9366"/>
    </style:style>
    <style:style style:name="T175" style:family="text">
      <style:text-properties officeooo:rsid="021be07b"/>
    </style:style>
    <style:style style:name="T176" style:family="text">
      <style:text-properties officeooo:rsid="0010a102"/>
    </style:style>
    <style:style style:name="T177" style:family="text">
      <style:text-properties officeooo:rsid="001db449"/>
    </style:style>
    <style:style style:name="T178" style:family="text">
      <style:text-properties officeooo:rsid="006eac4d"/>
    </style:style>
    <style:style style:name="T179" style:family="text">
      <style:text-properties officeooo:rsid="021d26ad"/>
    </style:style>
    <style:style style:name="T180" style:family="text">
      <style:text-properties officeooo:rsid="021ebaf8"/>
    </style:style>
    <style:style style:name="T181" style:family="text">
      <style:text-properties officeooo:rsid="00134ba3"/>
    </style:style>
    <style:style style:name="T182" style:family="text">
      <style:text-properties officeooo:rsid="006fa05b"/>
    </style:style>
    <style:style style:name="T183" style:family="text">
      <style:text-properties officeooo:rsid="022d598e"/>
    </style:style>
    <style:style style:name="T184" style:family="text">
      <style:text-properties officeooo:rsid="007cc9b7"/>
    </style:style>
    <style:style style:name="T185" style:family="text">
      <style:text-properties officeooo:rsid="004fccdc"/>
    </style:style>
    <style:style style:name="T186" style:family="text">
      <style:text-properties officeooo:rsid="00502312"/>
    </style:style>
    <style:style style:name="T187" style:family="text">
      <style:text-properties officeooo:rsid="007e354e"/>
    </style:style>
    <style:style style:name="T188" style:family="text">
      <style:text-properties officeooo:rsid="006ade54"/>
    </style:style>
    <style:style style:name="T189" style:family="text">
      <style:text-properties officeooo:rsid="00522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Looking for<text:span text:style-name="T1"> </text:span><text:span text:style-name="T2">employment</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3">61449</text:span> <text:span text:style-name="T3">Steinbach am Taunus</text:span></text:p>
          </table:table-cell>
          <table:table-cell table:style-name="Table1.A1" office:value-type="string">
            <text:p text:style-name="P5"><text:span text:style-name="T4">E-mail:</text:span> <text:span text:style-name="T5">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6">Currently in </text:span>Germany <text:span text:style-name="T6">(can move </text:span><text:span text:style-name="T7">if necessary</text:span><text:span text:style-name="T6">)</text:span></text:p>
          </table:table-cell>
          <table:table-cell table:style-name="Table1.A1" office:value-type="string">
            <text:p text:style-name="P5"><text:span text:style-name="T4">Phone:</text:span> <text:span text:style-name="T5">+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8">C and </text:span>C++<text:span text:style-name="T9"> </text:span>- <text:span text:style-name="T10">Expert</text:span></text:p>
            <text:p text:style-name="P8">Linux – <text:span text:style-name="T11">Expert</text:span></text:p>
            <text:p text:style-name="P9">x86 assembly – <text:span text:style-name="T12">Expert</text:span></text:p>
            <text:p text:style-name="P10">Cybersecurity – <text:span text:style-name="T13">Experienced</text:span></text:p>
            <text:p text:style-name="P11">Reverse Engineering <text:span text:style-name="T14">(IDA/</text:span><text:span text:style-name="T15">Ghidra</text:span><text:span text:style-name="T14">) </text:span>– <text:span text:style-name="T16">Highly experienced</text:span></text:p>
            <text:p text:style-name="P12">Amazon Web Services (AWS) – <text:span text:style-name="T17">Experienced</text:span></text:p>
            <text:p text:style-name="P13">Git – Expert<text:span text:style-name="T18"/></text:p>
            <text:p text:style-name="P14">POSIX/Unix Shell - Expert</text:p>
            <text:p text:style-name="P15">CMake – <text:span text:style-name="T19">Experienced</text:span></text:p>
            <text:p text:style-name="P16">GNU Make – Expert<text:span text:style-name="T20"/></text:p>
            <text:p text:style-name="P17">PostgreSQL – <text:span text:style-name="T21">Experienced</text:span></text:p>
            <text:p text:style-name="P18">Penetration Testing – <text:span text:style-name="T22">Intermediate</text:span></text:p>
            <text:p text:style-name="P19">TypeScript <text:span text:style-name="T23">(Node.</text:span><text:span text:style-name="T24">js</text:span><text:span text:style-name="T23">) </text:span>- Intermediate</text:p>
            <text:p text:style-name="P20">Sybase – <text:span text:style-name="T25">Intermediate</text:span></text:p>
            <text:p text:style-name="P20"/>
          </table:table-cell>
          <table:covered-table-cell/>
        </table:table-row>
        <table:table-row>
          <table:table-cell table:style-name="Table1.A1" office:value-type="string">
            <text:p text:style-name="P21"><text:span text:style-name="T26">WORK </text:span>EXPERIENCE</text:p>
          </table:table-cell>
          <table:table-cell table:style-name="Table1.A1" office:value-type="string">
            <text:p text:style-name="P22">Commerzbank</text:p>
          </table:table-cell>
          <table:table-cell table:style-name="Table1.A1" office:value-type="string">
            <text:p text:style-name="P23"><text:span text:style-name="T27">Sep</text:span> 202<text:span text:style-name="T27">4</text:span> – <text:span text:style-name="T27">Aug 2025</text:span></text:p>
          </table:table-cell>
        </table:table-row>
        <table:table-row>
          <table:table-cell table:style-name="Table1.A1" office:value-type="string">
            <text:p text:style-name="P3"/>
          </table:table-cell>
          <table:table-cell table:style-name="Table1.A1" office:value-type="string">
            <text:p text:style-name="P24">Intern <text:span text:style-name="T28">(end-of-studies internship)</text:span></text:p>
          </table:table-cell>
          <table:table-cell table:style-name="Table1.A1" office:value-type="string">
            <text:p text:style-name="P25"/>
          </table:table-cell>
        </table:table-row>
        <table:table-row>
          <table:table-cell table:style-name="Table1.A1" office:value-type="string">
            <text:p text:style-name="P3"/>
          </table:table-cell>
          <table:table-cell table:style-name="Table1.A1" table:number-columns-spanned="2" office:value-type="string">
            <text:p text:style-name="P26">I worked as a software engineer <text:span text:style-name="T29">at Commerzbank (second largest bank in Germany), on the </text:span><text:span text:style-name="T30">internal software </text:span><text:span text:style-name="T31">used </text:span><text:span text:style-name="T30">for handling hedge accounting, </text:span><text:span text:style-name="T32">which had been previously developed over more than 25 years by several dozen people in the company</text:span><text:span text:style-name="T30">. </text:span><text:span text:style-name="T21">I worked on </text:span><text:span text:style-name="T33">cross-platform (Linux/Windows) </text:span><text:span text:style-name="T21">C++ code and SQL code using both Sybase and PostgreSQL. </text:span><text:span text:style-name="T34">I </text:span><text:span text:style-name="T35">worked</text:span><text:span text:style-name="T34"> with both German and Czech </text:span><text:span text:style-name="T36">colleagues </text:span><text:span text:style-name="T37">(with English or German as the working language)</text:span></text:p>
            <text:p text:style-name="P26"/>
            <text:p text:style-name="P27">I worked on a full migration of this software stack <text:span text:style-name="T38">from using Sybase as its backend database to using PostgreSQL for </text:span><text:span text:style-name="T39">it, </text:span><text:span text:style-name="T40">converting swathes of C++, </text:span><text:span text:style-name="T41">Bash</text:span><text:span text:style-name="T40"> and SQL code to avoid using Sybase-specific extensions and use standard </text:span><text:span text:style-name="T42">SQL </text:span><text:span text:style-name="T40">features that PostgreSQL supports, </text:span><text:span text:style-name="T43">along with implementing connections to PostgreSQL servers using libpq, replacing Sybase’s proprietary libraries.</text:span></text:p>
            <text:p text:style-name="P27"/>
            <text:p text:style-name="P28">I also <text:span text:style-name="T44">reduced the complexity of the build integration of several libraries </text:span><text:span text:style-name="T45">through vendoring</text:span><text:span text:style-name="T44">, </text:span><text:span text:style-name="T46">so they could be integrated more easily with the rest of the codebase</text:span>, <text:span text:style-name="T47">and fixed many </text:span><text:span text:style-name="T48">warnings the codebase formerly contained, along with </text:span><text:span text:style-name="T47">memory issues found in C++ code, </text:span><text:span text:style-name="T48">many of which were found through the integration of valgrind into the project’s CI </text:span><text:span text:style-name="T49">and unit tests.</text:span></text:p>
          </table:table-cell>
          <table:covered-table-cell/>
        </table:table-row>
        <table:table-row>
          <table:table-cell table:style-name="Table1.A1" office:value-type="string">
            <text:p text:style-name="P3"/>
          </table:table-cell>
          <table:table-cell table:style-name="Table1.A1" office:value-type="string">
            <text:p text:style-name="P29">TrackIt</text:p>
          </table:table-cell>
          <table:table-cell table:style-name="Table1.A1" office:value-type="string">
            <text:p text:style-name="P25"><text:s/>Jul 2021 – Dec 2021, <text:span text:style-name="T50">Apr 2023 – Aug 2023</text:span></text:p>
          </table:table-cell>
        </table:table-row>
        <table:table-row>
          <table:table-cell table:style-name="Table1.A1" office:value-type="string">
            <text:p text:style-name="P3"/>
          </table:table-cell>
          <table:table-cell table:style-name="Table1.A1" table:number-columns-spanned="2" office:value-type="string">
            <text:p text:style-name="P30">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1">I worked as a software engineer <text:span text:style-name="T51">at </text:span>TrackIt, <text:span text:style-name="T51">an American company offering services </text:span><text:span text:style-name="T52">for working</text:span><text:span text:style-name="T51"> with AWS, on their</text:span> flagship software offerings, TrackIt and Tagbot, primarily <text:span text:style-name="T39">through </text:span>fixing bugs <text:span text:style-name="T39">and implementing </text:span>new features <text:span text:style-name="T39">across both the backend and frontends, using Go and JavaScript. </text:span><text:span text:style-name="T53">I</text:span><text:span text:style-name="T34"> </text:span><text:span text:style-name="T54">worked with both American </text:span><text:span text:style-name="T55">and French </text:span><text:span text:style-name="T56">colleagues </text:span><text:span text:style-name="T57">(English was typically used as the working language).</text:span><text:span text:style-name="T56"> </text:span></text:p>
            <text:p text:style-name="P31"/>
            <text:p text:style-name="P32"><text:span text:style-name="T58">Those projects heavily interfaced with the AWS API for the purposes of helping manage one’s AWS resources, giving me substantial experience with it.</text:span><text:line-break/></text:p>
            <text:p text:style-name="P32">I also <text:span text:style-name="T59">contributed to </text:span>several other minor projects which involving AWS, which gave me further experience <text:span text:style-name="T60">with AWS. </text:span><text:span text:style-name="T50">Additionally, I </text:span>helped speed up the resolution of a few severe production problems, <text:span text:style-name="T61">and </text:span>participated in several deployments of the above software, <text:span text:style-name="T62">obtaining </text:span><text:span text:style-name="T63">practical </text:span>experience with Kubernetes <text:span text:style-name="T64">in the process.</text:span></text:p>
            <text:p text:style-name="P33"/>
            <text:p text:style-name="P34"><text:span text:style-name="T27">I </text:span><text:span text:style-name="T64">also contributed to </text:span><text:span text:style-name="T50">TrackIt’s security offerings, </text:span><text:span text:style-name="T64">participating in 1 penetration test and 3 security assessments</text:span><text:span text:style-name="T50">.</text:span><text:line-break/></text:p>
            <text:p text:style-name="P35">I also worked on software, written in C++, Shell <text:span text:style-name="T64">and TeX</text:span>, which assists in the creation of security assessment reports. <text:span text:style-name="T64">Notably</text:span>, I wrote a program which automatically converts a report from the Prowler security tool into a human-readable PDF, and created a webservice <text:span text:style-name="T64">to make this tool accessible</text:span>, <text:span text:style-name="T64">using </text:span>TypeScript and the AWS Cloud Development Kit <text:span text:style-name="T64">(CDK)</text:span>, <text:span text:style-name="T64">allowing use of this program </text:span>from a web-based interface hosted on AWS.</text:p>
          </table:table-cell>
          <table:covered-table-cell/>
        </table:table-row>
        <table:table-row table:style-name="Table1.10">
          <table:table-cell table:style-name="Table1.A1" office:value-type="string">
            <text:p text:style-name="P3"/>
          </table:table-cell>
          <table:table-cell table:style-name="Table1.A1" office:value-type="string">
            <text:p text:style-name="P36">NZUP</text:p>
          </table:table-cell>
          <table:table-cell table:style-name="Table1.A1" office:value-type="string">
            <text:p text:style-name="P37">Jun 2018 – Jun 2018</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8">I worked 4 weeks in this company as an intern, working to optimize their Go backend, <text:span text:style-name="T65">through </text:span>conversion of specific bottleneck functions to <text:span text:style-name="T66">optimized</text:span> C code to greatly improve their performance.</text:p>
            <text:p text:style-name="P38"/>
          </table:table-cell>
          <table:covered-table-cell/>
        </table:table-row>
        <table:table-row table:style-name="Table1.10">
          <table:table-cell table:style-name="Table1.A1" office:value-type="string">
            <text:p text:style-name="P39">PROJECTS</text:p>
          </table:table-cell>
          <table:table-cell table:style-name="Table1.A1" office:value-type="string">
            <text:p text:style-name="P40">Yalibct (Yet Another Libc Testsuite)</text:p>
          </table:table-cell>
          <table:table-cell table:style-name="Table1.A1" office:value-type="string">
            <text:p text:style-name="P41">Aug 2022 – Present</text:p>
          </table:table-cell>
        </table:table-row>
        <table:table-row table:style-name="Table1.10">
          <table:table-cell table:style-name="Table1.A1" office:value-type="string">
            <text:p text:style-name="P42"/>
          </table:table-cell>
          <table:table-cell table:style-name="Table1.A1" table:number-columns-spanned="2" office:value-type="string">
            <text:p text:style-name="P43">This project, <text:span text:style-name="T67">which I am currently working on in my spare time, </text:span>aims to create a testsuite for libc, so as to try to find as many bugs as possible in existing libc implementations. As libc is the most fundamental library present in a system (<text:span text:style-name="T68">almost all programs</text:span><text:span text:style-name="T69"> </text:span>rely on it <text:span text:style-name="T70">in some way </text:span><text:span text:style-name="T71">or another – </text:span><text:span text:style-name="T72">e.g. </text:span><text:span text:style-name="T71">it is at the core of every single program running or relying on any code </text:span><text:span text:style-name="T73">and/</text:span><text:span text:style-name="T74">or library </text:span><text:span text:style-name="T71">written in </text:span><text:span text:style-name="T75">C or C++ </text:span><text:span text:style-name="T76">or using a runtime written in C or C++ (e.g. </text:span><text:span text:style-name="T77">almost all programs written in </text:span><text:span text:style-name="T78">C#, JS, </text:span><text:span text:style-name="T76">Python, Ruby, </text:span><text:span text:style-name="T79">Java, </text:span><text:span text:style-name="T76">PHP, etc.)</text:span>), bugs in it are particularly important, and this testsuite aims to find as many of those as possible.<text:line-break/><text:line-break/>As of early 202<text:span text:style-name="T80">5</text:span>, I have, while developing this project, filed more than <text:span text:style-name="T81">73</text:span> bug reports (usually along with a patch fixing the issue) with various notable libc implementation, such as glibc, musl, cosmopolitan and dietlibc.</text:p>
          </table:table-cell>
          <table:covered-table-cell/>
        </table:table-row>
        <table:table-row table:style-name="Table1.10">
          <table:table-cell table:style-name="Table1.A1" office:value-type="string">
            <text:p text:style-name="P42"/>
          </table:table-cell>
          <table:table-cell table:style-name="Table1.A1" office:value-type="string">
            <text:p text:style-name="P40">Epitech - AREA</text:p>
          </table:table-cell>
          <table:table-cell table:style-name="Table1.A1" office:value-type="string">
            <text:p text:style-name="P44">Jan 2023 – Mar 2023</text:p>
          </table:table-cell>
        </table:table-row>
        <table:table-row table:style-name="Table1.10">
          <table:table-cell table:style-name="Table1.A1" office:value-type="string">
            <text:p text:style-name="P45"/>
          </table:table-cell>
          <table:table-cell table:style-name="Table1.A1" table:number-columns-spanned="2" office:value-type="string">
            <text:p text:style-name="P46">This was a project to write <text:span text:style-name="T82">an application </text:span>alike to IFTTT and/or Zapier, in which users, from either <text:span text:style-name="T83">a web interface or </text:span>a cross-platform Android/iOS <text:span text:style-name="T84">mobile </text:span>application could <text:span text:style-name="T85">link </text:span>Actions and Reactions from various services by creating Triggers.<text:line-break/><text:line-break/>A trigger <text:span text:style-name="T86">define</text:span><text:span text:style-name="T87">d</text:span><text:span text:style-name="T86"> </text:span>an action → reaction <text:span text:style-name="T86">workflow </text:span>- such that when an action occurs, a given reaction <text:span text:style-name="T88">results</text:span>. For instance, <text:span text:style-name="T89">a trigger could be “when r</text:span><text:span text:style-name="T90">e</text:span><text:span text:style-name="T89">ceiving an </text:span>e-mail <text:span text:style-name="T89">in </text:span>G<text:span text:style-name="T91">m</text:span>ail, a message gets sent to a Discord <text:soft-page-break/>channel”, or “<text:span text:style-name="T92">adding a track </text:span>to a <text:span text:style-name="T91">S</text:span>potify playlist <text:span text:style-name="T93">sends an email through Outlook”.</text:span><text:line-break/><text:line-break/>I <text:span text:style-name="T94">wrote </text:span>a very large majority of the backend <text:span text:style-name="T94">code</text:span>, <text:span text:style-name="T94">handling </text:span>all of the business logic (the frontends only serve as user interfaces that redirect requests to/from the backend server), implementing 15 actions and 16 reactions across 17 services.<text:line-break/><text:line-break/>I also implemented a formatting system with variable substitution, <text:span text:style-name="T94">allowing </text:span>users to arbitrarily <text:span text:style-name="T94">inject data </text:span>from actions <text:span text:style-name="T94">into reacitons </text:span>in their triggers (for instance, <text:span text:style-name="T94">a </text:span>trigger that, when a new Astronomy Picture Of the Day is published by NASA, sends a message to a Telegram channel, <text:span text:style-name="T94">could make the message something like </text:span>"NASA's picture of the day, '$(title)', <text:span text:style-name="T95">has been published at </text:span>$(url)!" <text:span text:style-name="T96">and </text:span><text:span text:style-name="T97">the backend </text:span><text:span text:style-name="T96">would replace the </text:span><text:span text:style-name="T98">placeholders </text:span><text:span text:style-name="T99">with </text:span><text:span text:style-name="T100">the </text:span><text:span text:style-name="T99">title </text:span><text:span text:style-name="T101">and </text:span><text:span text:style-name="T99">URL </text:span><text:span text:style-name="T102">of the picture</text:span>).<text:line-break/><text:line-break/>During the planning phase of the project, I <text:span text:style-name="T98">experimented with other </text:span><text:span text:style-name="T103">technologies</text:span>, such as C++ <text:span text:style-name="T104">with</text:span> cpp-httplib, Apache Cassandra, Python <text:span text:style-name="T104">with </text:span>Flask, MongoDB, PHP, MySQL, Ruby on Rails, SQLite, <text:span text:style-name="T105">or</text:span> TypeORM, <text:span text:style-name="T98">before</text:span><text:span text:style-name="T106"> settling on </text:span>TypeScript with Fastify, Prisma and PostgreSQ<text:span text:style-name="T107">L.</text:span></text:p>
          </table:table-cell>
          <table:covered-table-cell/>
        </table:table-row>
        <table:table-row table:style-name="Table1.10">
          <table:table-cell table:style-name="Table1.A1" office:value-type="string">
            <text:p text:style-name="P45"/>
          </table:table-cell>
          <table:table-cell table:style-name="Table1.A1" office:value-type="string">
            <text:p text:style-name="P47"><text:span text:style-name="T108">Epitech</text:span> - Arcade</text:p>
          </table:table-cell>
          <table:table-cell table:style-name="Table1.A1" office:value-type="string">
            <text:p text:style-name="P48"><text:span text:style-name="T109">Mar</text:span> 2022 – <text:span text:style-name="T109">Apr </text:span>2022</text:p>
          </table:table-cell>
        </table:table-row>
        <table:table-row table:style-name="Table1.10">
          <table:table-cell table:style-name="Table1.A1" office:value-type="string">
            <text:p text:style-name="P49"/>
          </table:table-cell>
          <table:table-cell table:style-name="Table1.A1" table:number-columns-spanned="2" office:value-type="string">
            <text:p text:style-name="P50">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50"/>
            <text:p text:style-name="P51">Video of the project: <text:a xlink:type="simple" xlink:href="https://www.youtube.com/watch?v=yMk1y3bvGwQ" text:style-name="Internet_20_link" text:visited-style-name="Visited_20_Internet_20_Link">https://www.youtube.com/watch?v=yMk1y3bvGwQ</text:a></text:p>
          </table:table-cell>
          <table:covered-table-cell/>
        </table:table-row>
        <table:table-row table:style-name="Table1.10">
          <table:table-cell table:style-name="Table1.A1" office:value-type="string">
            <text:p text:style-name="P49"/>
          </table:table-cell>
          <table:table-cell table:style-name="Table1.A1" office:value-type="string">
            <text:p text:style-name="P52"><text:span text:style-name="T110">Epitech </text:span>– <text:span text:style-name="T110">Hydra </text:span><text:span text:style-name="T111">and Chisel</text:span></text:p>
          </table:table-cell>
          <table:table-cell table:style-name="Table1.A1" office:value-type="string">
            <text:p text:style-name="P53"><text:span text:style-name="T109">Mar</text:span> <text:span text:style-name="T109">2022 </text:span>– <text:span text:style-name="T109">Apr </text:span>2022, <text:span text:style-name="T111">Nov </text:span><text:span text:style-name="T109">2022 </text:span><text:span text:style-name="T111">– Dec 2022</text:span></text:p>
          </table:table-cell>
        </table:table-row>
        <table:table-row table:style-name="Table1.10">
          <table:table-cell table:style-name="Table1.A1" office:value-type="string">
            <text:p text:style-name="P54"/>
          </table:table-cell>
          <table:table-cell table:style-name="Table1.A1" table:number-columns-spanned="2" office:value-type="string">
            <text:p text:style-name="P55">These were two CTF projects where we were tasked with finding flags on various remote systems, with <text:span text:style-name="T112">a total of </text:span>15 challenges <text:span text:style-name="T112">(per project) </text:span>hosted on the TryHackMe platform,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113">in both projects.</text:span></text:p>
          </table:table-cell>
          <table:covered-table-cell/>
        </table:table-row>
        <table:table-row table:style-name="Table1.10">
          <table:table-cell table:style-name="Table1.A1" office:value-type="string">
            <text:p text:style-name="P54"/>
          </table:table-cell>
          <table:table-cell table:style-name="Table1.A1" office:value-type="string">
            <text:p text:style-name="P56"><text:span text:style-name="T110">Epitech </text:span>– <text:span text:style-name="T114">Binary Security/Binsecu</text:span></text:p>
          </table:table-cell>
          <table:table-cell table:style-name="Table1.A1" office:value-type="string">
            <text:p text:style-name="P57"><text:span text:style-name="T114">May 2021</text:span>– <text:span text:style-name="T114">May </text:span>2021</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practically systematically involve<text:span text:style-name="T115">d</text:span>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able:table-cell>
          <table:covered-table-cell/>
        </table:table-row>
        <table:table-row table:style-name="Table1.10">
          <table:table-cell table:style-name="Table1.A1" office:value-type="string">
            <text:p text:style-name="P54"/>
          </table:table-cell>
          <table:table-cell table:style-name="Table1.A1" office:value-type="string">
            <text:p text:style-name="P59">CSE2</text:p>
          </table:table-cell>
          <table:table-cell table:style-name="Table1.A1" office:value-type="string">
            <text:p text:style-name="P60">Jun 2018 – Oct 2020</text:p>
          </table:table-cell>
        </table:table-row>
        <table:table-row table:style-name="Table1.24">
          <table:table-cell table:style-name="Table1.A1" office:value-type="string">
            <text:p text:style-name="P54"/>
          </table:table-cell>
          <table:table-cell table:style-name="Table1.A1" table:number-columns-spanned="2" office:value-type="string">
            <text:p text:style-name="P58">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16">was </text:span><text:span text:style-name="T117">essentially </text:span><text:span text:style-name="T116">fully </text:span>completed by the end of 2020.<text:line-break/>Video of the project: <text:a xlink:type="simple" xlink:href="https://www.youtube.com/watch?v=VYRTTl5pk90" text:style-name="Internet_20_link" text:visited-style-name="Visited_20_Internet_20_Link">https://www.youtube.com/watch?v=VYRTTl5pk90</text:a></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61">EDUCATION</text:p>
          </table:table-cell>
          <table:table-cell table:style-name="Table3.A1" office:value-type="string">
            <text:p text:style-name="P36">Compute<text:span text:style-name="T118">r Software Engineering</text:span></text:p>
          </table:table-cell>
          <table:table-cell table:style-name="Table3.A1" office:value-type="string">
            <text:p text:style-name="P37">Sep 2020 – <text:span text:style-name="T119">Sep</text:span> 2025</text:p>
          </table:table-cell>
        </table:table-row>
        <table:table-row>
          <table:table-cell table:style-name="Table3.A1" office:value-type="string">
            <text:p text:style-name="P3"/>
          </table:table-cell>
          <table:table-cell table:style-name="Table3.A1" office:value-type="string">
            <text:p text:style-name="P62">EPITECH – European Institute of <text:span text:style-name="T120">Information </text:span>Technology</text:p>
          </table:table-cell>
          <table:table-cell table:style-name="Table3.A1" office:value-type="string">
            <text:p text:style-name="P37"/>
          </table:table-cell>
        </table:table-row>
        <table:table-row table:style-name="Table3.3">
          <table:table-cell table:style-name="Table3.A1" office:value-type="string">
            <text:p text:style-name="P3"/>
          </table:table-cell>
          <table:table-cell table:style-name="Table3.A1" table:number-columns-spanned="2" office:value-type="string">
            <text:p text:style-name="P63"><text:span text:style-name="T121">I spent five years studying various programming subjects at Epitech. </text:span><text:span text:style-name="T122">Epitech’s teaching approach is project-based – there were far more projects to work on than classes. </text:span><text:span text:style-name="T123">A majority of projects were focused around studying </text:span><text:span text:style-name="T65">the C and C++ </text:span>programming language<text:span text:style-name="T65">s, </text:span><text:span text:style-name="T1">primarily under a Linux environment </text:span><text:span text:style-name="T124">but also </text:span><text:span text:style-name="T125">quite </text:span><text:span text:style-name="T124">often writing cross-platform (Linux/Windows) code, </text:span><text:span text:style-name="T126">for various different purposes (command-line utiliti</text:span><text:span text:style-name="T127">es, </text:span><text:span text:style-name="T128">shells, </text:span><text:span text:style-name="T129">video games, </text:span><text:span text:style-name="T130">networking, </text:span><text:span text:style-name="T131">concurrency, </text:span><text:span text:style-name="T132">compilers, </text:span><text:span text:style-name="T133">etc.</text:span><text:span text:style-name="T131">)</text:span></text:p>
            <text:p text:style-name="P64"/>
            <text:p text:style-name="P65">Other subjects taught included <text:span text:style-name="T134">C</text:span><text:span text:style-name="T121">yber</text:span><text:span text:style-name="T135">s</text:span><text:span text:style-name="T121">ecurity (</text:span><text:span text:style-name="T136">several projects </text:span><text:span text:style-name="T137">were focused around CTF </text:span><text:span text:style-name="T138">or </text:span><text:span text:style-name="T139">OSINT </text:span><text:span text:style-name="T140">challenge</text:span><text:span text:style-name="T138">s</text:span><text:span text:style-name="T137">), </text:span><text:span text:style-name="T141">Haskell, </text:span><text:span text:style-name="T142">Web </text:span><text:span text:style-name="T143">D</text:span><text:span text:style-name="T142">evelopment, </text:span><text:span text:style-name="T144">DevO</text:span><text:span text:style-name="T141">ps, </text:span><text:span text:style-name="T145">and more</text:span><text:span text:style-name="T137">. </text:span><text:span text:style-name="T146">I also learned various </text:span><text:span text:style-name="T140">project-management skills </text:span><text:span text:style-name="T147">over the course of my education </text:span><text:span text:style-name="T148">at Epitech</text:span><text:span text:style-name="T140">.</text:span></text:p>
            <text:p text:style-name="P64"/>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66"/>
          </table:table-cell>
          <table:table-cell table:style-name="Table2.A1" office:value-type="string">
            <text:p text:style-name="P67">Computer Software Engineering</text:p>
          </table:table-cell>
          <table:table-cell table:style-name="Table2.A1" office:value-type="string">
            <text:p text:style-name="P68">Sep 2023 – <text:span text:style-name="T149">Jun</text:span> 202<text:span text:style-name="T150">4</text:span></text:p>
          </table:table-cell>
        </table:table-row>
        <table:table-row>
          <table:table-cell table:style-name="Table2.A1" office:value-type="string">
            <text:p text:style-name="P66"/>
          </table:table-cell>
          <table:table-cell table:style-name="Table2.A1" office:value-type="string">
            <text:p text:style-name="P69">DCU – Dublin City Universit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71"><text:span text:style-name="T151">I spent a year studying here </text:span><text:span text:style-name="T152">as an exchange student from Epitech, </text:span><text:span text:style-name="T153">studying various subjects such as compiler construction, </text:span><text:span text:style-name="T154">OOP </text:span><text:span text:style-name="T155">(</text:span><text:span text:style-name="T154">with Java</text:span><text:span text:style-name="T155">)</text:span><text:span text:style-name="T154">, </text:span><text:span text:style-name="T156">f</text:span><text:span text:style-name="T154">ull-stack </text:span><text:span text:style-name="T155">web </text:span><text:span text:style-name="T154">applications </text:span><text:span text:style-name="T155">(</text:span><text:span text:style-name="T157">both </text:span><text:span text:style-name="T154">with Python</text:span><text:span text:style-name="T155">+Django </text:span><text:span text:style-name="T157">and </text:span><text:span text:style-name="T158">with </text:span><text:span text:style-name="T159">Java</text:span><text:span text:style-name="T160">+</text:span><text:span text:style-name="T159">Spring</text:span><text:span text:style-name="T155">)</text:span><text:span text:style-name="T154">, </text:span><text:span text:style-name="T161">machine learning (</text:span><text:span text:style-name="T162">with scikit-learn) </text:span><text:span text:style-name="T163">and </text:span><text:span text:style-name="T164">DevO</text:span><text:span text:style-name="T165">ps (e.g. through data processing using POSIX utilities and </text:span><text:span text:style-name="T166">other tools </text:span><text:span text:style-name="T167">such as </text:span><text:span text:style-name="T166">jq or R)</text:span></text:p>
            <text:p text:style-name="P72"><text:soft-page-break/></text:p>
          </table:table-cell>
          <table:covered-table-cell/>
        </table:table-row>
        <table:table-row>
          <table:table-cell table:style-name="Table2.A1" office:value-type="string">
            <text:p text:style-name="P66"/>
          </table:table-cell>
          <table:table-cell table:style-name="Table2.A1" office:value-type="string">
            <text:p text:style-name="P73">Primary/Middle/High School</text:p>
          </table:table-cell>
          <table:table-cell table:style-name="Table2.A1" office:value-type="string">
            <text:p text:style-name="P70"><text:span text:style-name="T118">Oct 2011</text:span> – <text:span text:style-name="T118">Jun 2020</text:span></text:p>
          </table:table-cell>
        </table:table-row>
        <table:table-row>
          <table:table-cell table:style-name="Table2.A1" office:value-type="string">
            <text:p text:style-name="P66"/>
          </table:table-cell>
          <table:table-cell table:style-name="Table2.A1" office:value-type="string">
            <text:p text:style-name="P62">Lycée Français Victor Hugo – Frankfurt, German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64">French international school in Germany. <text:span text:style-name="T168">I obtained a </text:span><text:span text:style-name="T169">Sciences </text:span><text:span text:style-name="T168">Baccalaureat </text:span><text:span text:style-name="T170">(</text:span><text:span text:style-name="T171">i.e. a “</text:span><text:span text:style-name="T170">Bac S” </text:span><text:span text:style-name="T171">or “</text:span><text:span text:style-name="T172">Bac scientifique”</text:span><text:span text:style-name="T170">) </text:span><text:span text:style-name="T168">with </text:span><text:span text:style-name="T173">mathematics specialization and </text:span><text:span text:style-name="T168">top marks (i.e. “mention très bien”)</text:span></text:p>
            <text:p text:style-name="P64"/>
          </table:table-cell>
          <table:covered-table-cell/>
        </table:table-row>
        <table:table-row>
          <table:table-cell table:style-name="Table2.A1" office:value-type="string">
            <text:p text:style-name="P74">INTERESTS</text:p>
          </table:table-cell>
          <table:table-cell table:style-name="Table2.A1" table:number-columns-spanned="2" office:value-type="string">
            <text:p text:style-name="P75">Programming in general, I spend a lot of time contributing to projects I like<text:span text:style-name="T174">. </text:span>I’ve <text:span text:style-name="T175">continually studied and routinely used </text:span>C and C++, <text:span text:style-name="T176">along </text:span><text:span text:style-name="T177">with assembly </text:span><text:span text:style-name="T178">(on several different </text:span>processors<text:span text:style-name="T178">), </text:span><text:span text:style-name="T175">since the age of 13, </text:span><text:span text:style-name="T179">on various hobby, school </text:span><text:span text:style-name="T180">and professional </text:span><text:span text:style-name="T179">projects</text:span>. I am also part of <text:span text:style-name="T181">a number of </text:span>online communities dedicated to programming.</text:p>
            <text:p text:style-name="P75"/>
            <text:p text:style-name="P76">I am interested in cyber-security, <text:span text:style-name="T182">having obtained some experience in </text:span>a few school-wide CTF <text:span text:style-name="T183">and OSINT</text:span> competitions, <text:span text:style-name="T184">and one of my internships.</text:span></text:p>
            <text:p text:style-name="P76"/>
          </table:table-cell>
          <table:covered-table-cell/>
        </table:table-row>
        <table:table-row>
          <table:table-cell table:style-name="Table2.A1" office:value-type="string">
            <text:p text:style-name="P77">LANGUAGE SKILLS</text:p>
          </table:table-cell>
          <table:table-cell table:style-name="Table2.A1" table:number-columns-spanned="2" office:value-type="string">
            <text:p text:style-name="P78">I<text:span text:style-name="T185"> speak close to perfect English </text:span><text:span text:style-name="T186">and have </text:span><text:span text:style-name="T185">obtained a 9</text:span><text:span text:style-name="T187">6</text:span><text:span text:style-name="T188">5</text:span><text:span text:style-name="T185"> on a </text:span><text:span text:style-name="T189">TOEIC</text:span><text:span text:style-name="T185"> test. </text:span><text:span text:style-name="T186">M</text:span>y mother tongue is French. </text:p>
          </table:table-cell>
          <table:covered-table-cell/>
        </table:table-row>
      </table:table>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8-01T01:58:36.326526988</dc:date>
    <meta:editing-duration>P6DT4H19M30S</meta:editing-duration>
    <meta:editing-cycles>478</meta:editing-cycles>
    <meta:generator>LibreOffice/25.2.3.2$Linux_X86_64 LibreOffice_project/520$Build-2</meta:generator>
    <meta:document-statistic meta:table-count="3" meta:image-count="0" meta:object-count="0" meta:page-count="3" meta:paragraph-count="80" meta:word-count="1866" meta:character-count="11908" meta:non-whitespace-character-count="10076"/>
  </office:meta>
</office:document-meta>
</file>